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Times New Roman3" svg:font-family="'Times New Roman'" style:font-adornments="Normal" style:font-family-generic="roman"/>
    <style:font-face style:name="Arial2" svg:font-family="Arial" style:font-adornments="Gras Italique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187cm" style:rel-column-width="4095*"/>
    </style:style>
    <style:style style:name="Tableau1.P" style:family="table-column">
      <style:table-column-properties style:column-width="1.192cm" style:rel-column-width="4110*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leau1.M1" style:family="table-cell">
      <style:table-cell-properties style:vertical-align="middle" fo:padding="0.097cm" fo:border="1pt solid #000000" style:writing-mode="lr-tb"/>
    </style:style>
    <style:style style:name="Tableau1.2" style:family="table-row">
      <style:table-row-properties style:min-row-height="5.001cm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 loext:writing-mode="bt-lr"/>
    </style:style>
    <style:style style:name="Tableau1.B2" style:family="table-cell">
      <style:table-cell-properties style:vertical-align="middle" fo:padding="0.097cm" fo:border-left="none" fo:border-right="none" fo:border-top="none" fo:border-bottom="1pt solid #000000" loext:writing-mode="bt-lr"/>
    </style:style>
    <style:style style:name="Tableau1.P2" style:family="table-cell">
      <style:table-cell-properties style:vertical-align="middle" fo:padding="0.097cm" fo:border-left="1pt solid #000000" fo:border-right="1pt solid #000000" fo:border-top="none" fo:border-bottom="1pt solid #000000" loext:writing-mode="bt-lr"/>
    </style:style>
    <style:style style:name="Tableau1.3" style:family="table-row">
      <style:table-row-properties style:min-row-height="1.3cm"/>
    </style:style>
    <style:style style:name="Tableau1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3" style:family="table-cell">
      <style:table-cell-properties style:vertical-align="middle" fo:padding="0.097cm" fo:border-left="none" fo:border-right="none" fo:border-top="none" fo:border-bottom="1pt solid #000000"/>
    </style:style>
    <style:style style:name="Tableau1.C3" style:family="table-cell">
      <style:table-cell-properties style:vertical-align="middle" fo:padding="0.097cm" fo:border-left="none" fo:border-right="none" fo:border-top="none" fo:border-bottom="1pt solid #000000"/>
    </style:style>
    <style:style style:name="Tableau1.D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E3" style:family="table-cell">
      <style:table-cell-properties style:vertical-align="middle" fo:padding="0.097cm" fo:border-left="none" fo:border-right="none" fo:border-top="none" fo:border-bottom="1pt solid #000000"/>
    </style:style>
    <style:style style:name="Tableau1.F3" style:family="table-cell">
      <style:table-cell-properties style:vertical-align="middle" fo:padding="0.097cm" fo:border-left="none" fo:border-right="none" fo:border-top="none" fo:border-bottom="1pt solid #000000"/>
    </style:style>
    <style:style style:name="Tableau1.G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H3" style:family="table-cell">
      <style:table-cell-properties style:vertical-align="middle" fo:padding="0.097cm" fo:border-left="none" fo:border-right="none" fo:border-top="none" fo:border-bottom="1pt solid #000000"/>
    </style:style>
    <style:style style:name="Tableau1.I3" style:family="table-cell">
      <style:table-cell-properties style:vertical-align="middle" fo:padding="0.097cm" fo:border-left="none" fo:border-right="none" fo:border-top="none" fo:border-bottom="1pt solid #000000"/>
    </style:style>
    <style:style style:name="Tableau1.J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K3" style:family="table-cell">
      <style:table-cell-properties style:vertical-align="middle" fo:padding="0.097cm" fo:border-left="none" fo:border-right="none" fo:border-top="none" fo:border-bottom="1pt solid #000000"/>
    </style:style>
    <style:style style:name="Tableau1.L3" style:family="table-cell">
      <style:table-cell-properties style:vertical-align="middle" fo:padding="0.097cm" fo:border-left="none" fo:border-right="none" fo:border-top="none" fo:border-bottom="1pt solid #000000"/>
    </style:style>
    <style:style style:name="Tableau1.M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N3" style:family="table-cell">
      <style:table-cell-properties style:vertical-align="middle" fo:padding="0.097cm" fo:border-left="none" fo:border-right="none" fo:border-top="none" fo:border-bottom="1pt solid #000000"/>
    </style:style>
    <style:style style:name="Tableau1.O3" style:family="table-cell">
      <style:table-cell-properties style:vertical-align="middle" fo:padding="0.097cm" fo:border-left="none" fo:border-right="none" fo:border-top="none" fo:border-bottom="1pt solid #000000"/>
    </style:style>
    <style:style style:name="Tableau1.P3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9.001cm" style:rel-width="100%" fo:margin-left="0cm" fo:margin-top="0cm" fo:margin-bottom="0cm" table:align="left" style:may-break-between-rows="false" style:writing-mode="lr-tb"/>
    </style:style>
    <style:style style:name="Tableau2.A" style:family="table-column">
      <style:table-column-properties style:column-width="6.112cm" style:rel-column-width="3465*"/>
    </style:style>
    <style:style style:name="Tableau2.B" style:family="table-column">
      <style:table-column-properties style:column-width="3.784cm" style:rel-column-width="2145*"/>
    </style:style>
    <style:style style:name="Tableau2.C" style:family="table-column">
      <style:table-column-properties style:column-width="9.103cm" style:rel-column-width="5161*"/>
    </style:style>
    <style:style style:name="Tableau2.1" style:family="table-row">
      <style:table-row-properties style:min-row-height="0.788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leau2.2" style:family="table-row">
      <style:table-row-properties style:min-row-height="0.998cm" fo:keep-together="auto"/>
    </style:style>
    <style:style style:name="Tableau2.A2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1pt solid #000000" fo:border-right="1pt solid #000000" fo:border-top="0.5pt solid #000000" fo:border-bottom="1pt solid #000000" style:writing-mode="lr-tb"/>
    </style:style>
    <style:style style:name="Tableau2.4" style:family="table-row">
      <style:table-row-properties style:min-row-height="1.296cm" fo:keep-together="auto"/>
    </style:style>
    <style:style style:name="Tableau2.5" style:family="table-row">
      <style:table-row-properties style:min-row-height="1.625cm" fo:keep-together="auto"/>
    </style:style>
    <style:style style:name="Tableau3" style:family="table">
      <style:table-properties style:width="19.001cm" fo:margin-top="0.199cm" fo:margin-bottom="0cm" table:align="margins"/>
    </style:style>
    <style:style style:name="Tableau3.A" style:family="table-column">
      <style:table-column-properties style:column-width="4.313cm" style:rel-column-width="14876*"/>
    </style:style>
    <style:style style:name="Tableau3.B" style:family="table-column">
      <style:table-column-properties style:column-width="7.343cm" style:rel-column-width="25329*"/>
    </style:style>
    <style:style style:name="Tableau3.C" style:family="table-column">
      <style:table-column-properties style:column-width="7.343cm" style:rel-column-width="25330*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C1" style:family="table-cell">
      <style:table-cell-properties fo:padding="0.097cm" fo:border="1pt solid #000000"/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2b1a07" officeooo:paragraph-rsid="002b1a07"/>
    </style:style>
    <style:style style:name="P2" style:family="paragraph" style:parent-style-name="Standard">
      <style:text-properties officeooo:rsid="002ca056" officeooo:paragraph-rsid="002ca056"/>
    </style:style>
    <style:style style:name="P3" style:family="paragraph" style:parent-style-name="Standard">
      <style:text-properties officeooo:rsid="002e6cf7" officeooo:paragraph-rsid="002e6cf7"/>
    </style:style>
    <style:style style:name="P4" style:family="paragraph" style:parent-style-name="Standard">
      <style:text-properties fo:font-weight="bold" officeooo:rsid="002e6cf7" officeooo:paragraph-rsid="002e6cf7" style:font-weight-asian="bold" style:font-weight-complex="bold"/>
    </style:style>
    <style:style style:name="P5" style:family="paragraph" style:parent-style-name="Standard">
      <style:text-properties fo:font-weight="bold" officeooo:rsid="00338ae7" officeooo:paragraph-rsid="0078c046" style:font-weight-asian="bold" style:font-weight-complex="bold"/>
    </style:style>
    <style:style style:name="P6" style:family="paragraph" style:parent-style-name="Standard">
      <style:text-properties fo:font-weight="bold" officeooo:paragraph-rsid="0059b245" style:font-weight-asian="bold" style:font-weight-complex="bold"/>
    </style:style>
    <style:style style:name="P7" style:family="paragraph" style:parent-style-name="Standard">
      <style:text-properties fo:font-weight="bold" officeooo:rsid="005edb34" officeooo:paragraph-rsid="005edb34" style:font-weight-asian="bold" style:font-weight-complex="bold"/>
    </style:style>
    <style:style style:name="P8" style:family="paragraph" style:parent-style-name="Standard">
      <style:text-properties fo:font-weight="bold" officeooo:rsid="00635aae" officeooo:paragraph-rsid="00635aae" style:font-weight-asian="bold" style:font-weight-complex="bold"/>
    </style:style>
    <style:style style:name="P9" style:family="paragraph" style:parent-style-name="Standard">
      <style:text-properties fo:font-weight="bold" officeooo:rsid="0068f565" officeooo:paragraph-rsid="0068f565" style:font-weight-asian="bold" style:font-weight-complex="bold"/>
    </style:style>
    <style:style style:name="P10" style:family="paragraph" style:parent-style-name="Standard">
      <style:text-properties fo:font-weight="bold" officeooo:rsid="006d59f5" officeooo:paragraph-rsid="006d59f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701bbf" officeooo:paragraph-rsid="00701bbf" style:font-weight-asian="bold" style:font-weight-complex="bold"/>
    </style:style>
    <style:style style:name="P12" style:family="paragraph" style:parent-style-name="Standard">
      <style:text-properties officeooo:paragraph-rsid="002e6cf7"/>
    </style:style>
    <style:style style:name="P13" style:family="paragraph" style:parent-style-name="Standard">
      <style:text-properties officeooo:paragraph-rsid="003040d3"/>
    </style:style>
    <style:style style:name="P14" style:family="paragraph" style:parent-style-name="Standard">
      <style:text-properties fo:font-size="18pt" officeooo:rsid="003040d3" officeooo:paragraph-rsid="003040d3"/>
    </style:style>
    <style:style style:name="P15" style:family="paragraph" style:parent-style-name="Standard">
      <style:text-properties fo:font-size="18pt" officeooo:rsid="0031e9cf" officeooo:paragraph-rsid="0078c046"/>
    </style:style>
    <style:style style:name="P16" style:family="paragraph" style:parent-style-name="Standard">
      <style:text-properties fo:font-size="18pt" officeooo:rsid="003f70f5" officeooo:paragraph-rsid="003f70f5"/>
    </style:style>
    <style:style style:name="P17" style:family="paragraph" style:parent-style-name="Standard">
      <style:text-properties fo:font-size="18pt" officeooo:rsid="003f70f5" officeooo:paragraph-rsid="0044f5a7"/>
    </style:style>
    <style:style style:name="P18" style:family="paragraph" style:parent-style-name="Standard">
      <style:text-properties fo:font-size="18pt" officeooo:rsid="00463227" officeooo:paragraph-rsid="00463227"/>
    </style:style>
    <style:style style:name="P19" style:family="paragraph" style:parent-style-name="Standard">
      <style:text-properties fo:font-size="18pt" officeooo:rsid="00431fee" officeooo:paragraph-rsid="003f70f5"/>
    </style:style>
    <style:style style:name="P20" style:family="paragraph" style:parent-style-name="Standard">
      <style:text-properties fo:font-size="18pt" officeooo:rsid="0048850a" officeooo:paragraph-rsid="0048850a"/>
    </style:style>
    <style:style style:name="P21" style:family="paragraph" style:parent-style-name="Standard">
      <style:text-properties fo:font-size="18pt" officeooo:rsid="0049c381" officeooo:paragraph-rsid="0048850a"/>
    </style:style>
    <style:style style:name="P22" style:family="paragraph" style:parent-style-name="Standard">
      <style:text-properties fo:font-size="18pt" fo:font-weight="bold" officeooo:rsid="004ea7b8" officeooo:paragraph-rsid="0059b245" style:font-weight-asian="bold" style:font-weight-complex="bold"/>
    </style:style>
    <style:style style:name="P23" style:family="paragraph" style:parent-style-name="Standard">
      <style:text-properties fo:font-size="18pt" fo:font-weight="bold" officeooo:rsid="00510570" officeooo:paragraph-rsid="0059b245" style:font-weight-asian="bold" style:font-weight-complex="bold"/>
    </style:style>
    <style:style style:name="P24" style:family="paragraph" style:parent-style-name="Standard">
      <style:text-properties fo:font-size="18pt" fo:font-weight="bold" officeooo:rsid="0059b245" officeooo:paragraph-rsid="0059b245" style:font-weight-asian="bold" style:font-weight-complex="bold"/>
    </style:style>
    <style:style style:name="P25" style:family="paragraph" style:parent-style-name="Standard">
      <style:text-properties fo:font-size="18pt" officeooo:rsid="004ea7b8" officeooo:paragraph-rsid="0059b245"/>
    </style:style>
    <style:style style:name="P26" style:family="paragraph" style:parent-style-name="Standard">
      <style:text-properties fo:font-size="18pt" officeooo:rsid="00510570" officeooo:paragraph-rsid="0059b245"/>
    </style:style>
    <style:style style:name="P27" style:family="paragraph" style:parent-style-name="Standard">
      <style:text-properties fo:font-size="18pt" officeooo:rsid="0059b245" officeooo:paragraph-rsid="0059b245"/>
    </style:style>
    <style:style style:name="P28" style:family="paragraph" style:parent-style-name="Standard">
      <style:text-properties fo:font-size="18pt" officeooo:rsid="0054c8d1" officeooo:paragraph-rsid="0059b245"/>
    </style:style>
    <style:style style:name="P29" style:family="paragraph" style:parent-style-name="Standard">
      <style:text-properties fo:font-size="18pt" officeooo:rsid="00523c91" officeooo:paragraph-rsid="0059b245"/>
    </style:style>
    <style:style style:name="P30" style:family="paragraph" style:parent-style-name="Standard">
      <style:text-properties officeooo:paragraph-rsid="003a69ca"/>
    </style:style>
    <style:style style:name="P31" style:family="paragraph" style:parent-style-name="Standard">
      <style:text-properties officeooo:paragraph-rsid="003f70f5"/>
    </style:style>
    <style:style style:name="P32" style:family="paragraph" style:parent-style-name="Standard">
      <style:text-properties officeooo:paragraph-rsid="0048850a"/>
    </style:style>
    <style:style style:name="P33" style:family="paragraph" style:parent-style-name="Standard">
      <style:text-properties officeooo:paragraph-rsid="0059b245"/>
    </style:style>
    <style:style style:name="P34" style:family="paragraph" style:parent-style-name="Standard">
      <style:text-properties officeooo:paragraph-rsid="0059b245" fo:background-color="#cccccc"/>
    </style:style>
    <style:style style:name="P35" style:family="paragraph" style:parent-style-name="Standard">
      <style:text-properties officeooo:rsid="005dbf71" officeooo:paragraph-rsid="005dbf71"/>
    </style:style>
    <style:style style:name="P36" style:family="paragraph" style:parent-style-name="Standard">
      <style:text-properties officeooo:rsid="005edb34" officeooo:paragraph-rsid="005edb34"/>
    </style:style>
    <style:style style:name="P37" style:family="paragraph" style:parent-style-name="Standard">
      <style:paragraph-properties fo:text-align="center" style:justify-single-word="false"/>
      <style:text-properties officeooo:rsid="005edb34" officeooo:paragraph-rsid="005edb34"/>
    </style:style>
    <style:style style:name="P38" style:family="paragraph" style:parent-style-name="Standard">
      <style:text-properties officeooo:rsid="0061e3c5"/>
    </style:style>
    <style:style style:name="P39" style:family="paragraph" style:parent-style-name="Standard">
      <style:text-properties officeooo:paragraph-rsid="0068f565"/>
    </style:style>
    <style:style style:name="P40" style:family="paragraph" style:parent-style-name="Standard">
      <style:text-properties officeooo:paragraph-rsid="005edb34"/>
    </style:style>
    <style:style style:name="P41" style:family="paragraph" style:parent-style-name="Standard">
      <style:text-properties officeooo:rsid="00635aae" officeooo:paragraph-rsid="00635aae"/>
    </style:style>
    <style:style style:name="P42" style:family="paragraph" style:parent-style-name="Standard">
      <style:text-properties officeooo:paragraph-rsid="00650890"/>
    </style:style>
    <style:style style:name="P43" style:family="paragraph" style:parent-style-name="Standard">
      <style:text-properties officeooo:paragraph-rsid="0068cb86"/>
    </style:style>
    <style:style style:name="P44" style:family="paragraph" style:parent-style-name="Standard">
      <style:text-properties officeooo:rsid="0068f565" officeooo:paragraph-rsid="0068f565"/>
    </style:style>
    <style:style style:name="P45" style:family="paragraph" style:parent-style-name="Standard">
      <style:text-properties officeooo:rsid="006aa484" officeooo:paragraph-rsid="006aa484"/>
    </style:style>
    <style:style style:name="P46" style:family="paragraph" style:parent-style-name="Standard">
      <style:text-properties officeooo:rsid="006b6b7e" officeooo:paragraph-rsid="006b6b7e"/>
    </style:style>
    <style:style style:name="P47" style:family="paragraph" style:parent-style-name="Standard">
      <style:text-properties officeooo:rsid="006c8174" officeooo:paragraph-rsid="006c8174"/>
    </style:style>
    <style:style style:name="P48" style:family="paragraph" style:parent-style-name="Standard">
      <style:text-properties officeooo:rsid="006d59f5" officeooo:paragraph-rsid="006d59f5"/>
    </style:style>
    <style:style style:name="P49" style:family="paragraph" style:parent-style-name="Standard">
      <style:paragraph-properties fo:text-align="center" style:justify-single-word="false"/>
      <style:text-properties officeooo:rsid="006d59f5" officeooo:paragraph-rsid="006d59f5"/>
    </style:style>
    <style:style style:name="P50" style:family="paragraph" style:parent-style-name="Standard">
      <style:paragraph-properties fo:text-align="start" style:justify-single-word="false"/>
      <style:text-properties officeooo:rsid="006d59f5" officeooo:paragraph-rsid="006d59f5"/>
    </style:style>
    <style:style style:name="P51" style:family="paragraph" style:parent-style-name="Standard">
      <style:paragraph-properties fo:text-align="start" style:justify-single-word="false"/>
      <style:text-properties officeooo:rsid="006d59f5" officeooo:paragraph-rsid="006f3bef"/>
    </style:style>
    <style:style style:name="P52" style:family="paragraph" style:parent-style-name="Standard">
      <style:paragraph-properties fo:text-align="start" style:justify-single-word="false"/>
      <style:text-properties officeooo:rsid="00701bbf" officeooo:paragraph-rsid="00701bbf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701bbf" officeooo:paragraph-rsid="00701bbf" style:font-weight-asian="normal" style:font-weight-complex="normal"/>
    </style:style>
    <style:style style:name="P54" style:family="paragraph" style:parent-style-name="Standard">
      <style:paragraph-properties fo:line-height="150%"/>
      <style:text-properties officeooo:rsid="0036e65e" officeooo:paragraph-rsid="0078c046"/>
    </style:style>
    <style:style style:name="P55" style:family="paragraph" style:parent-style-name="Standard">
      <style:paragraph-properties fo:line-height="150%"/>
      <style:text-properties officeooo:rsid="00338ae7" officeooo:paragraph-rsid="0078c046"/>
    </style:style>
    <style:style style:name="P56" style:family="paragraph" style:parent-style-name="Standard">
      <style:paragraph-properties fo:line-height="150%"/>
      <style:text-properties officeooo:paragraph-rsid="0078c046"/>
    </style:style>
    <style:style style:name="P57" style:family="paragraph" style:parent-style-name="Standard">
      <style:paragraph-properties fo:line-height="150%"/>
      <style:text-properties officeooo:rsid="004702f3" officeooo:paragraph-rsid="0078c046"/>
    </style:style>
    <style:style style:name="P58" style:family="paragraph" style:parent-style-name="Table_20_Contents">
      <style:text-properties fo:font-size="14pt" officeooo:rsid="002b1a07" officeooo:paragraph-rsid="002b1a07" style:font-size-asian="14pt" style:font-size-complex="14pt"/>
    </style:style>
    <style:style style:name="P59" style:family="paragraph" style:parent-style-name="Table_20_Contents">
      <style:text-properties fo:font-size="14pt" officeooo:rsid="002c8563" officeooo:paragraph-rsid="002c8563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8pt" officeooo:rsid="002c8b8e" officeooo:paragraph-rsid="002c8b8e" style:font-size-asian="18pt" style:font-size-complex="18pt"/>
    </style:style>
    <style:style style:name="P61" style:family="paragraph" style:parent-style-name="Table_20_Contents">
      <style:paragraph-properties fo:text-align="center" style:justify-single-word="false"/>
      <style:text-properties fo:font-size="18pt" officeooo:rsid="00701bbf" officeooo:paragraph-rsid="00701bbf"/>
    </style:style>
    <style:style style:name="P62" style:family="paragraph" style:parent-style-name="Table_20_Contents">
      <style:paragraph-properties fo:text-align="center" style:justify-single-word="false"/>
      <style:text-properties officeooo:rsid="00701bbf" officeooo:paragraph-rsid="00701bbf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  <style:text-properties officeooo:paragraph-rsid="00701bbf"/>
    </style:style>
    <style:style style:name="P65" style:family="paragraph" style:parent-style-name="Standard">
      <style:paragraph-properties fo:margin-left="0.499cm" fo:margin-right="0cm" fo:text-indent="0cm" style:auto-text-indent="false"/>
      <style:text-properties officeooo:paragraph-rsid="0078c046"/>
    </style:style>
    <style:style style:name="P66" style:family="paragraph" style:parent-style-name="tfCours">
      <style:text-properties officeooo:paragraph-rsid="0059b245"/>
    </style:style>
    <style:style style:name="P67" style:family="paragraph" style:parent-style-name="tfCours">
      <style:text-properties officeooo:paragraph-rsid="005dbf71"/>
    </style:style>
    <style:style style:name="P68" style:family="paragraph" style:parent-style-name="Standard">
      <style:paragraph-properties fo:margin-top="0.499cm" fo:margin-bottom="0.499cm" style:contextual-spacing="false"/>
    </style:style>
    <style:style style:name="P6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29ba73" officeooo:paragraph-rsid="0029ba73" style:font-size-asian="20pt" style:font-weight-asian="bold" style:font-size-complex="20pt" style:font-weight-complex="bold"/>
    </style:style>
    <style:style style:name="P70" style:family="paragraph" style:parent-style-name="Standard" style:list-style-name="tfPuce">
      <style:text-properties officeooo:paragraph-rsid="0068f565"/>
    </style:style>
    <style:style style:name="P71" style:family="paragraph" style:parent-style-name="Standard" style:list-style-name="tfPuce">
      <style:text-properties fo:font-size="18pt" officeooo:rsid="003f70f5" officeooo:paragraph-rsid="003f70f5"/>
    </style:style>
    <style:style style:name="P72" style:family="paragraph" style:parent-style-name="Standard" style:list-style-name="tfPuce">
      <style:text-properties officeooo:rsid="0068f565" officeooo:paragraph-rsid="0068f565"/>
    </style:style>
    <style:style style:name="P73" style:family="paragraph" style:parent-style-name="Standard">
      <style:paragraph-properties>
        <style:tab-stops>
          <style:tab-stop style:position="7.699cm" style:type="center"/>
          <style:tab-stop style:position="8.939cm" style:type="center"/>
          <style:tab-stop style:position="10.051cm" style:type="center"/>
          <style:tab-stop style:position="11.192cm" style:type="center"/>
          <style:tab-stop style:position="12.49cm" style:type="center"/>
          <style:tab-stop style:position="13.388cm" style:type="center"/>
          <style:tab-stop style:position="14.393cm" style:type="center"/>
        </style:tab-stops>
      </style:paragraph-properties>
      <style:text-properties officeooo:paragraph-rsid="00650890"/>
    </style:style>
    <style:style style:name="P74" style:family="paragraph" style:parent-style-name="Standard" style:master-page-name="">
      <style:paragraph-properties style:page-number="auto">
        <style:tab-stops>
          <style:tab-stop style:position="7.699cm" style:type="center"/>
          <style:tab-stop style:position="8.939cm" style:type="center"/>
          <style:tab-stop style:position="10.051cm" style:type="center"/>
          <style:tab-stop style:position="11.192cm" style:type="center"/>
          <style:tab-stop style:position="12.49cm" style:type="center"/>
          <style:tab-stop style:position="13.388cm" style:type="center"/>
          <style:tab-stop style:position="14.393cm" style:type="center"/>
        </style:tab-stops>
      </style:paragraph-properties>
      <style:text-properties officeooo:paragraph-rsid="00650890"/>
    </style:style>
    <style:style style:name="P75" style:family="paragraph" style:parent-style-name="tfCours" style:list-style-name="tfPuce"/>
    <style:style style:name="P76" style:family="paragraph" style:parent-style-name="tfCours" style:list-style-name="tfPuce">
      <style:text-properties officeooo:paragraph-rsid="0078c046"/>
    </style:style>
    <style:style style:name="P77" style:family="paragraph" style:parent-style-name="tfTitre_20_1_29_">
      <style:text-properties officeooo:paragraph-rsid="0029ba73"/>
    </style:style>
    <style:style style:name="P78" style:family="paragraph" style:parent-style-name="tfTitre_20_1_29_">
      <style:paragraph-properties fo:break-before="page"/>
    </style:style>
    <style:style style:name="P79" style:family="paragraph" style:parent-style-name="tfTitre_20_I_29_">
      <style:paragraph-properties fo:break-before="page"/>
    </style:style>
    <style:style style:name="P80" style:family="paragraph" style:parent-style-name="tfTitre_20_I_29_">
      <style:paragraph-properties fo:break-before="page"/>
      <style:text-properties officeooo:paragraph-rsid="0059b245"/>
    </style:style>
    <style:style style:name="P81" style:family="paragraph" style:parent-style-name="tfTitre_20_I_29_" style:list-style-name="tfNum_20_I_29_">
      <style:paragraph-properties fo:break-before="page"/>
      <style:text-properties officeooo:paragraph-rsid="0078c046"/>
    </style:style>
    <style:style style:name="P82" style:family="paragraph" style:parent-style-name="tfTitre_20_I_29_">
      <style:paragraph-properties fo:break-before="page"/>
      <style:text-properties fo:text-transform="uppercase" style:font-name="Arial1" fo:font-size="22pt" fo:font-style="italic" fo:font-weight="bold" officeooo:rsid="0068cb86" officeooo:paragraph-rsid="0068cb86" style:font-size-asian="20pt" style:font-weight-asian="bold" style:font-size-complex="20pt" style:font-weight-complex="bold"/>
    </style:style>
    <style:style style:name="P83" style:family="paragraph" style:parent-style-name="tfTitre_20_I_29_">
      <style:paragraph-properties fo:break-before="page"/>
      <style:text-properties officeooo:paragraph-rsid="0068cb86"/>
    </style:style>
    <style:style style:name="P8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40d3" style:font-weight-asian="bold" style:font-weight-complex="bold"/>
    </style:style>
    <style:style style:name="T3" style:family="text">
      <style:text-properties fo:font-weight="bold" officeooo:rsid="0044f5a7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57f3a8"/>
    </style:style>
    <style:style style:name="T6" style:family="text">
      <style:text-properties style:text-underline-style="solid" style:text-underline-width="auto" style:text-underline-color="font-color" officeooo:rsid="00431fee"/>
    </style:style>
    <style:style style:name="T7" style:family="text">
      <style:text-properties style:text-underline-style="none"/>
    </style:style>
    <style:style style:name="T8" style:family="text">
      <style:text-properties fo:font-size="18pt"/>
    </style:style>
    <style:style style:name="T9" style:family="text">
      <style:text-properties fo:font-size="18pt" officeooo:rsid="002e6cf7"/>
    </style:style>
    <style:style style:name="T10" style:family="text">
      <style:text-properties fo:font-size="18pt" officeooo:rsid="003040d3"/>
    </style:style>
    <style:style style:name="T11" style:family="text">
      <style:text-properties fo:font-size="18pt" officeooo:rsid="0032acc1" fo:background-color="transparent" loext:char-shading-value="0"/>
    </style:style>
    <style:style style:name="T12" style:family="text">
      <style:text-properties fo:font-size="18pt" officeooo:rsid="00353c39" fo:background-color="transparent" loext:char-shading-value="0"/>
    </style:style>
    <style:style style:name="T13" style:family="text">
      <style:text-properties fo:font-size="18pt" officeooo:rsid="0039c147" fo:background-color="transparent" loext:char-shading-value="0"/>
    </style:style>
    <style:style style:name="T14" style:family="text">
      <style:text-properties fo:font-size="18pt" officeooo:rsid="003b09a2" fo:background-color="transparent" loext:char-shading-value="0"/>
    </style:style>
    <style:style style:name="T15" style:family="text">
      <style:text-properties fo:font-size="18pt" officeooo:rsid="003cd786" fo:background-color="transparent" loext:char-shading-value="0"/>
    </style:style>
    <style:style style:name="T16" style:family="text">
      <style:text-properties fo:font-size="18pt" officeooo:rsid="003dea90" fo:background-color="transparent" loext:char-shading-value="0"/>
    </style:style>
    <style:style style:name="T17" style:family="text">
      <style:text-properties fo:font-size="18pt" officeooo:rsid="005693ff" fo:background-color="transparent" loext:char-shading-value="0"/>
    </style:style>
    <style:style style:name="T18" style:family="text">
      <style:text-properties fo:font-size="18pt" officeooo:rsid="007c3f51" fo:background-color="transparent" loext:char-shading-value="0"/>
    </style:style>
    <style:style style:name="T19" style:family="text">
      <style:text-properties fo:font-size="18pt" officeooo:rsid="00338ae7"/>
    </style:style>
    <style:style style:name="T20" style:family="text">
      <style:text-properties fo:font-size="18pt" officeooo:rsid="0036e65e"/>
    </style:style>
    <style:style style:name="T21" style:family="text">
      <style:text-properties fo:font-size="18pt" officeooo:rsid="003f70f5"/>
    </style:style>
    <style:style style:name="T22" style:family="text">
      <style:text-properties fo:font-size="18pt" officeooo:rsid="00431fee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font-size="18pt" fo:font-weight="bold" officeooo:rsid="003f70f5" style:font-weight-asian="bold" style:font-weight-complex="bold"/>
    </style:style>
    <style:style style:name="T25" style:family="text">
      <style:text-properties fo:font-size="18pt" fo:font-weight="bold" officeooo:rsid="0044f5a7" style:font-weight-asian="bold" style:font-weight-complex="bold"/>
    </style:style>
    <style:style style:name="T26" style:family="text">
      <style:text-properties fo:font-size="18pt" fo:font-weight="bold" officeooo:rsid="0048850a" style:font-weight-asian="bold" style:font-weight-complex="bold"/>
    </style:style>
    <style:style style:name="T27" style:family="text">
      <style:text-properties fo:font-size="18pt" fo:font-weight="bold" officeooo:rsid="004ea7b8" style:font-weight-asian="bold" style:font-weight-complex="bold"/>
    </style:style>
    <style:style style:name="T28" style:family="text">
      <style:text-properties fo:font-size="18pt" fo:font-weight="bold" officeooo:rsid="00523c91" style:font-weight-asian="bold" style:font-weight-complex="bold"/>
    </style:style>
    <style:style style:name="T29" style:family="text">
      <style:text-properties fo:font-size="18pt" fo:font-weight="bold" officeooo:rsid="00510570" style:font-weight-asian="bold" style:font-weight-complex="bold"/>
    </style:style>
    <style:style style:name="T30" style:family="text">
      <style:text-properties fo:font-size="18pt" officeooo:rsid="00463227"/>
    </style:style>
    <style:style style:name="T31" style:family="text">
      <style:text-properties fo:font-size="18pt" officeooo:rsid="004702f3"/>
    </style:style>
    <style:style style:name="T32" style:family="text">
      <style:text-properties fo:font-size="18pt" officeooo:rsid="0049c381"/>
    </style:style>
    <style:style style:name="T33" style:family="text">
      <style:text-properties fo:font-size="18pt" officeooo:rsid="004b6eab"/>
    </style:style>
    <style:style style:name="T34" style:family="text">
      <style:text-properties fo:font-size="18pt" officeooo:rsid="0048850a"/>
    </style:style>
    <style:style style:name="T35" style:family="text">
      <style:text-properties fo:font-size="18pt" officeooo:rsid="004f2326"/>
    </style:style>
    <style:style style:name="T36" style:family="text">
      <style:text-properties fo:font-size="18pt" officeooo:rsid="004ea7b8"/>
    </style:style>
    <style:style style:name="T37" style:family="text">
      <style:text-properties fo:font-size="18pt" officeooo:rsid="00523c91"/>
    </style:style>
    <style:style style:name="T38" style:family="text">
      <style:text-properties fo:font-size="18pt" officeooo:rsid="00533f35"/>
    </style:style>
    <style:style style:name="T39" style:family="text">
      <style:text-properties fo:font-size="18pt" officeooo:rsid="00510570"/>
    </style:style>
    <style:style style:name="T40" style:family="text">
      <style:text-properties fo:font-size="18pt" officeooo:rsid="0054c8d1"/>
    </style:style>
    <style:style style:name="T41" style:family="text">
      <style:text-properties fo:font-size="18pt" officeooo:rsid="0057f3a8"/>
    </style:style>
    <style:style style:name="T42" style:family="text">
      <style:text-properties fo:font-size="18pt" officeooo:rsid="005dbf71"/>
    </style:style>
    <style:style style:name="T43" style:family="text">
      <style:text-properties fo:font-size="18pt" officeooo:rsid="00635aae"/>
    </style:style>
    <style:style style:name="T44" style:family="text">
      <style:text-properties fo:font-size="18pt" officeooo:rsid="0068f565"/>
    </style:style>
    <style:style style:name="T45" style:family="text">
      <style:text-properties fo:font-size="18pt" officeooo:rsid="006b6b7e"/>
    </style:style>
    <style:style style:name="T46" style:family="text">
      <style:text-properties fo:font-size="18pt" officeooo:rsid="006d59f5"/>
    </style:style>
    <style:style style:name="T47" style:family="text">
      <style:text-properties fo:font-size="18pt" officeooo:rsid="00701bbf"/>
    </style:style>
    <style:style style:name="T48" style:family="text">
      <style:text-properties officeooo:rsid="002ca056"/>
    </style:style>
    <style:style style:name="T49" style:family="text">
      <style:text-properties officeooo:rsid="002e6cf7"/>
    </style:style>
    <style:style style:name="T50" style:family="text">
      <style:text-properties officeooo:rsid="003040d3"/>
    </style:style>
    <style:style style:name="T51" style:family="text">
      <style:text-properties officeooo:rsid="0032acc1"/>
    </style:style>
    <style:style style:name="T52" style:family="text">
      <style:text-properties officeooo:rsid="00338ae7"/>
    </style:style>
    <style:style style:name="T53" style:family="text">
      <style:text-properties officeooo:rsid="0039c147"/>
    </style:style>
    <style:style style:name="T54" style:family="text">
      <style:text-properties officeooo:rsid="003cd786"/>
    </style:style>
    <style:style style:name="T55" style:family="text">
      <style:text-properties fo:font-variant="normal" fo:text-transform="none" style:font-name="Arial" fo:font-size="19pt" fo:font-style="normal" fo:font-weight="bold" officeooo:rsid="003cd786" style:font-size-asian="13pt" style:font-weight-asian="bold" style:font-size-complex="13pt" style:font-weight-complex="bold"/>
    </style:style>
    <style:style style:name="T56" style:family="text">
      <style:text-properties officeooo:rsid="0029ba73"/>
    </style:style>
    <style:style style:name="T57" style:family="text">
      <style:text-properties officeooo:rsid="003dea90"/>
    </style:style>
    <style:style style:name="T58" style:family="text">
      <style:text-properties style:font-name="Times New Roman2" officeooo:rsid="003dea90"/>
    </style:style>
    <style:style style:name="T59" style:family="text">
      <style:text-properties officeooo:rsid="00431fee"/>
    </style:style>
    <style:style style:name="T60" style:family="text">
      <style:text-properties officeooo:rsid="0044f5a7"/>
    </style:style>
    <style:style style:name="T61" style:family="text">
      <style:text-properties officeooo:rsid="00463227"/>
    </style:style>
    <style:style style:name="T62" style:family="text">
      <style:text-properties officeooo:rsid="004702f3"/>
    </style:style>
    <style:style style:name="T63" style:family="text">
      <style:text-properties officeooo:rsid="004e603e"/>
    </style:style>
    <style:style style:name="T64" style:family="text">
      <style:text-properties officeooo:rsid="005693ff"/>
    </style:style>
    <style:style style:name="T65" style:family="text">
      <style:text-properties officeooo:rsid="0057f3a8"/>
    </style:style>
    <style:style style:name="T66" style:family="text">
      <style:text-properties officeooo:rsid="0059b245"/>
    </style:style>
    <style:style style:name="T67" style:family="text">
      <style:text-properties officeooo:rsid="005dbf71"/>
    </style:style>
    <style:style style:name="T68" style:family="text">
      <style:text-properties officeooo:rsid="00635aae"/>
    </style:style>
    <style:style style:name="T69" style:family="text">
      <style:text-properties officeooo:rsid="005edb34"/>
    </style:style>
    <style:style style:name="T70" style:family="text">
      <style:text-properties officeooo:rsid="00650890"/>
    </style:style>
    <style:style style:name="T71" style:family="text">
      <style:text-properties officeooo:rsid="00670656"/>
    </style:style>
    <style:style style:name="T72" style:family="text">
      <style:text-properties style:font-name="Arial2" officeooo:rsid="0068cb86" style:font-name-asian="Arial2" style:font-name-complex="Arial2"/>
    </style:style>
    <style:style style:name="T73" style:family="text">
      <style:text-properties officeooo:rsid="0068f565"/>
    </style:style>
    <style:style style:name="T74" style:family="text">
      <style:text-properties officeooo:rsid="006aa484"/>
    </style:style>
    <style:style style:name="T75" style:family="text">
      <style:text-properties officeooo:rsid="006b6b7e"/>
    </style:style>
    <style:style style:name="T76" style:family="text">
      <style:text-properties officeooo:rsid="006d59f5"/>
    </style:style>
    <style:style style:name="T77" style:family="text">
      <style:text-properties officeooo:rsid="006f3bef"/>
    </style:style>
    <style:style style:name="T78" style:family="text">
      <style:text-properties officeooo:rsid="00701bbf"/>
    </style:style>
    <style:style style:name="T79" style:family="text">
      <style:text-properties officeooo:rsid="0073db5f"/>
    </style:style>
    <style:style style:name="T80" style:family="text">
      <style:text-properties officeooo:rsid="007d0d04"/>
    </style:style>
    <style:style style:name="T81" style:family="text">
      <style:text-properties officeooo:rsid="007e6816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5cm" svg:stroke-color="#000000" draw:marker-start="" draw:marker-start-width="0.199cm" draw:marker-start-center="false" draw:marker-end="Arrow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Nombres <text:span text:style-name="T63">Entiers et </text:span>décimaux</text:p>
      <text:p text:style-name="Standard"/>
      <text:list xml:id="list4157476884" text:style-name="tfNum_20_I_29_">
        <text:list-item>
          <text:p text:style-name="tfTitre_20_I_29_">Numération <text:span text:style-name="T63">de position</text:span></text:p>
        </text:list-item>
      </text:list>
      <text:list xml:id="list2988975596" text:style-name="tfNum_20_1_29_">
        <text:list-item>
          <text:p text:style-name="P77"><text:span text:style-name="T54">Distinguer « n</text:span><text:span text:style-name="T56">ombres » et « chiffres »</text:span></text:p>
        </text:list-item>
      </text:list>
      <text:p text:style-name="Standard">Pour écrire n’importe quel nombre, on utilise seulement 10 symboles appelés « chiffres » :</text:p>
      <text:p text:style-name="Standard">1 ; 2 ; <text:span text:style-name="T57">3 ; 4; 5 ; 6 ;</text:span></text:p>
      <text:p text:style-name="Standard"/>
      <text:p text:style-name="Standard"><text:span text:style-name="T1">Ex 1 :</text:span> « 569 et 12 »</text:p>
      <text:p text:style-name="Standard">569 est un <text:s text:c="14"/>à trois</text:p>
      <text:p text:style-name="P30">12 est un <text:s text:c="16"/>à deux</text:p>
      <text:p text:style-name="Standard"/>
      <text:p text:style-name="Standard"><text:span text:style-name="T1">Ex 2 :</text:span> « J’ai 3 chats »</text:p>
      <text:p text:style-name="P30">3 est le <text:s text:c="14"/>de chats que je possède,</text:p>
      <text:p text:style-name="P30">mais c’est aussi le <text:s text:c="14"/>qui permet d’écrire ce nombre.</text:p>
      <text:p text:style-name="P38"/>
      <text:list xml:id="list134507836148607" text:continue-numbering="true" text:style-name="tfNum_20_1_29_">
        <text:list-item>
          <text:p text:style-name="P78">L<text:span text:style-name="T55">e rang</text:span> d’<text:span text:style-name="T48">un</text:span> chiffre <text:span text:style-name="T48">donne sa « valeur »</text:span></text:p>
        </text:list-item>
      </text:list>
      <text:p text:style-name="Standard">En effet : <text:span text:style-name="T57">2222 = 2</text:span><text:span text:style-name="T58">000 + 200 +</text:span></text:p>
      <text:p text:style-name="Standard"/>
      <text:p text:style-name="Standard">Le 2 le plus à gauche « vaut » donc 1000 fois le 2 de droite !</text:p>
      <text:p text:style-name="Standard"/>
      <text:p text:style-name="P1"><text:span text:style-name="T1">Exemple :</text:span> 12345,678<text:span text:style-name="T48">9</text:span></text:p>
      <table:table table:name="Tableau1" table:style-name="Tableau1">
        <table:table-column table:style-name="Tableau1.A" table:number-columns-repeated="15"/>
        <table:table-column table:style-name="Tableau1.P"/>
        <table:table-row table:style-name="TableLine93984490263184">
          <table:table-cell table:style-name="Tableau1.A1" table:number-columns-spanned="12" office:value-type="string">
            <text:p text:style-name="P60">Partie entiè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columns-spanned="4" office:value-type="string">
            <text:p text:style-name="P60">Partie décimale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58">Centaines de milliards</text:p>
          </table:table-cell>
          <table:table-cell table:style-name="Tableau1.B2" office:value-type="string">
            <text:p text:style-name="P58">Dizaine<text:span text:style-name="T80">s</text:span> de milliards</text:p>
          </table:table-cell>
          <table:table-cell table:style-name="Tableau1.B2" office:value-type="string">
            <text:p text:style-name="P58">Milliards</text:p>
          </table:table-cell>
          <table:table-cell table:style-name="Tableau1.A2" office:value-type="string">
            <text:p text:style-name="P58">Centaines de millions</text:p>
          </table:table-cell>
          <table:table-cell table:style-name="Tableau1.B2" office:value-type="string">
            <text:p text:style-name="P58">Dizaines de millions</text:p>
          </table:table-cell>
          <table:table-cell table:style-name="Tableau1.B2" office:value-type="string">
            <text:p text:style-name="P58">Millions</text:p>
          </table:table-cell>
          <table:table-cell table:style-name="Tableau1.A2" office:value-type="string">
            <text:p text:style-name="P58">Centaine<text:span text:style-name="T80">s</text:span> de milliers</text:p>
          </table:table-cell>
          <table:table-cell table:style-name="Tableau1.B2" office:value-type="string">
            <text:p text:style-name="P58">Dizaines de milliers</text:p>
          </table:table-cell>
          <table:table-cell table:style-name="Tableau1.B2" office:value-type="string">
            <text:p text:style-name="P58">milliers</text:p>
          </table:table-cell>
          <table:table-cell table:style-name="Tableau1.A2" office:value-type="string">
            <text:p text:style-name="P58">Centaines</text:p>
          </table:table-cell>
          <table:table-cell table:style-name="Tableau1.B2" office:value-type="string">
            <text:p text:style-name="P58">Dizaines</text:p>
          </table:table-cell>
          <table:table-cell table:style-name="Tableau1.B2" office:value-type="string">
            <text:p text:style-name="P58">Unités</text:p>
          </table:table-cell>
          <table:table-cell table:style-name="Tableau1.A2" office:value-type="string">
            <text:p text:style-name="P58">Dixièmes</text:p>
          </table:table-cell>
          <table:table-cell table:style-name="Tableau1.B2" office:value-type="string">
            <text:p text:style-name="P58">Centièmes</text:p>
          </table:table-cell>
          <table:table-cell table:style-name="Tableau1.B2" office:value-type="string">
            <text:p text:style-name="P58">Millièmes</text:p>
          </table:table-cell>
          <table:table-cell table:style-name="Tableau1.P2" office:value-type="string">
            <text:p text:style-name="P59">Dix millièmes</text:p>
          </table:table-cell>
        </table:table-row>
        <table:table-row table:style-name="Tableau1.3">
          <table:table-cell table:style-name="Tableau1.A3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  <table:table-cell table:style-name="Tableau1.F3" office:value-type="string">
            <text:p text:style-name="Table_20_Contents"/>
          </table:table-cell>
          <table:table-cell table:style-name="Tableau1.G3" office:value-type="string">
            <text:p text:style-name="Table_20_Contents"/>
          </table:table-cell>
          <table:table-cell table:style-name="Tableau1.H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  <table:table-cell table:style-name="Tableau1.J3" office:value-type="string">
            <text:p text:style-name="Table_20_Contents"/>
          </table:table-cell>
          <table:table-cell table:style-name="Tableau1.K3" office:value-type="string">
            <text:p text:style-name="Table_20_Contents"/>
          </table:table-cell>
          <table:table-cell table:style-name="Tableau1.L3" office:value-type="string">
            <text:p text:style-name="Table_20_Contents"/>
          </table:table-cell>
          <table:table-cell table:style-name="Tableau1.M3" office:value-type="string">
            <text:p text:style-name="Table_20_Contents"/>
          </table:table-cell>
          <table:table-cell table:style-name="Tableau1.N3" office:value-type="string">
            <text:p text:style-name="Table_20_Contents"/>
          </table:table-cell>
          <table:table-cell table:style-name="Tableau1.O3" office:value-type="string">
            <text:p text:style-name="Table_20_Contents"/>
          </table:table-cell>
          <table:table-cell table:style-name="Tableau1.P3" office:value-type="string">
            <text:p text:style-name="Table_20_Contents"/>
          </table:table-cell>
        </table:table-row>
      </table:table>
      <text:p text:style-name="P2"/>
      <text:p text:style-name="P4">Attention :</text:p>
      <text:p text:style-name="P3">Le chiffre des milliers est :</text:p>
      <text:p text:style-name="P3">Mais le nombre de milliers est :</text:p>
      <text:p text:style-name="P2"/>
      <text:p text:style-name="P12"><text:span text:style-name="T49">Le chiffre des </text:span><text:span text:style-name="T9">dixièmes</text:span><text:span text:style-name="T49"> est :</text:span></text:p>
      <text:p text:style-name="P12"><text:span text:style-name="T49">Mais le nombre de </text:span><text:span text:style-name="T9">dixièmes</text:span><text:span text:style-name="T49"> est :</text:span></text:p>
      <text:p text:style-name="P12"/>
      <text:p text:style-name="P13"><text:span text:style-name="T2">Ex :</text:span><text:span text:style-name="T50"> Donner les rangs d</text:span><text:span text:style-name="T10">es</text:span><text:span text:style-name="T50"> chiffres soulignés ci-dessous :</text:span></text:p>
      <text:p text:style-name="P14">65165,2<text:span text:style-name="T4">3</text:span>2</text:p>
      <text:p text:style-name="P14"><text:span text:style-name="T7">5</text:span><text:span text:style-name="T4">4</text:span>6,540</text:p>
      <text:p text:style-name="P14">1<text:span text:style-name="T4">4</text:span>60564</text:p>
      <text:p text:style-name="P14">120,6506<text:span text:style-name="T4">8</text:span>9</text:p>
      <text:list xml:id="list134506358258015" text:continue-numbering="true" text:style-name="tfNum_20_1_29_">
        <text:list-item>
          <text:p text:style-name="P78">Les zéros « inutiles »</text:p>
        </text:list-item>
      </text:list>
      <text:p text:style-name="P19">Sont inutiles, les zéros qui sont :</text:p>
      <text:list xml:id="list3969263130" text:style-name="tfPuce">
        <text:list-item>
          <text:p text:style-name="P71">à gauche de la partie entière <text:span text:style-name="T59">d’un nombre</text:span></text:p>
        </text:list-item>
        <text:list-item>
          <text:p text:style-name="P71">ou à droite de <text:span text:style-name="T59">s</text:span>a partie décimale. </text:p>
        </text:list-item>
      </text:list>
      <text:p text:style-name="P31"><text:span text:style-name="T22">O</text:span><text:span text:style-name="T21">n peut </text:span><text:span text:style-name="T22">les</text:span><text:span text:style-name="T21"> supprimer sans changer le nombre.</text:span></text:p>
      <text:p text:style-name="P16"/>
      <text:p text:style-name="P31"><text:span text:style-name="T24">Ex </text:span><text:span text:style-name="T25">1</text:span><text:span text:style-name="T24"> :</text:span><text:span text:style-name="T21"> </text:span><text:span text:style-name="T22">Barrer</text:span><text:span text:style-name="T21"> les zéros inutiles </text:span><text:span text:style-name="T22">dans les </text:span><text:span text:style-name="T30">conversions</text:span><text:span text:style-name="T22"> suivantes</text:span><text:span text:style-name="T21"> :</text:span></text:p>
      <text:p text:style-name="P16">0,<text:span text:style-name="T59">0</text:span>2<text:span text:style-name="T59">0</text:span> km = 0<text:span text:style-name="T59">0</text:span>20 m</text:p>
      <text:p text:style-name="P16">20 500 cm = 2,0500 hm</text:p>
      <text:p text:style-name="P18">0,001070 kg = 0001,070 g = 0001070 mg</text:p>
      <text:p text:style-name="P16"/>
      <text:p text:style-name="P17"><text:span text:style-name="T3">Ex 2 :</text:span><text:span text:style-name="T60"> </text:span>Supprimer les zéros inutiles et rétablir les espaces :</text:p>
      <text:p text:style-name="P17">00246<text:span text:style-name="T61">0</text:span> = </text:p>
      <text:p text:style-name="P17">00013<text:span text:style-name="T64">0</text:span>,500 = </text:p>
      <text:p text:style-name="P17">082<text:span text:style-name="T64">0</text:span>0,08200 = </text:p>
      <text:p text:style-name="P17"/>
      <text:list xml:id="list134506365617743" text:continue-list="list4157476884" text:style-name="tfNum_20_I_29_">
        <text:list-item>
          <text:p text:style-name="P80">Nombres entiers et décimaux</text:p>
        </text:list-item>
      </text:list>
      <text:p text:style-name="P22">Définition :</text:p>
      <text:p text:style-name="P66">On appelle nombre entier, tout nombre dont la partie décimale est nulle.</text:p>
      <text:p text:style-name="P25"/>
      <text:p text:style-name="P33"><text:span text:style-name="T29">Ex : <text:s/></text:span><text:span text:style-name="T39"><text:s/>0 <text:s/> ; <text:s text:c="2"/>12 <text:s/> ; <text:s text:c="2"/>15680 <text:s/> ; <text:s text:c="2"/></text:span><text:span text:style-name="T38">six tiers</text:span></text:p>
      <text:p text:style-name="P26"/>
      <text:p text:style-name="P23">Définition :</text:p>
      <text:p text:style-name="P66"><text:span text:style-name="T36">On appelle nombre décimal, tout nombre dont la partie décimale </text:span><text:span text:style-name="T37">contient un nombre fini de chiffres</text:span><text:span text:style-name="T36">.</text:span></text:p>
      <text:p text:style-name="P25"/>
      <text:p text:style-name="P33"><text:span text:style-name="T27">E</text:span><text:span text:style-name="T28">x :</text:span><text:span text:style-name="T37"> <text:s text:c="2"/>5,7 <text:s/> ; <text:s text:c="2"/>10 <text:s/> ; <text:s text:c="2"/></text:span><text:span text:style-name="T38">0,123 <text:s/> ; <text:s text:c="2"/>11/2 <text:s/> ; <text:s text:c="2"/></text:span><text:span text:style-name="T40">trente-cinq centièmes</text:span></text:p>
      <text:p text:style-name="P28"/>
      <text:p text:style-name="P29">En revanche 1/3 a pour écriture décimale 0,3333333…. mais n’est pas un nombre décimal !</text:p>
      <text:p text:style-name="P33"/>
      <text:list xml:id="list134507207347918" text:continue-numbering="true" text:style-name="tfNum_20_I_29_">
        <text:list-item>
          <text:p text:style-name="P79">Fractions décimales</text:p>
        </text:list-item>
      </text:list>
      <text:p text:style-name="Standard"><text:span text:style-name="T1">Définition</text:span><text:span text:style-name="T23"> :</text:span><text:span text:style-name="T8"> </text:span></text:p>
      <text:p text:style-name="P67"><text:span text:style-name="T8">Une fraction décimale est une fraction dont le dénominateur est égal à 1, 10, 100, 10</text:span><text:span text:style-name="T32">00, ..</text:span><text:span text:style-name="T8">.</text:span></text:p>
      <text:p text:style-name="P20"/>
      <text:p text:style-name="P32"><text:span text:style-name="T26">Ex :</text:span><text:span text:style-name="T34"> </text:span><text:span text:style-name="T32">Écrire en fraction décimale de </text:span><text:span text:style-name="T33">trois</text:span><text:span text:style-name="T32"> façons :</text:span></text:p>
      <text:p text:style-name="P21"/>
      <text:p text:style-name="P21"><draw:frame draw:style-name="fr1" draw:name="Objet4" text:anchor-type="as-char" svg:y="-0.958cm" svg:width="7.271cm" svg:height="1.55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/>
      <text:p text:style-name="P21"><draw:frame draw:style-name="fr1" draw:name="Objet1" text:anchor-type="as-char" svg:y="-0.564cm" svg:width="3.524cm" svg:height="0.70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4">Attention :</text:p>
      <text:p text:style-name="P27"><draw:frame draw:style-name="fr1" draw:name="Objet2" text:anchor-type="as-char" svg:y="-0.958cm" svg:width="1.729cm" svg:height="1.558cm" draw:z-index="1"><draw:object xlink:href="./Object 2" xlink:type="simple" xlink:show="embed" xlink:actuate="onLoad"/><draw:image xlink:href="./ObjectReplacements/Object 2" xlink:type="simple" xlink:show="embed" xlink:actuate="onLoad"/></draw:frame><text:s/>n’est pas une fraction décimale car dans une fraction, le numérateur et le dénominateur doivent être</text:p>
      <text:p text:style-name="P27"/>
      <text:p text:style-name="P27"/>
      <text:p text:style-name="P33"/>
      <text:p text:style-name="P6">Propriété :</text:p>
      <text:p text:style-name="tfCours">Tout nombre décimal peut s’écrire sous forme de fraction décimale.</text:p>
      <text:p text:style-name="tfCours">Tout<text:span text:style-name="T66">e fraction décimale</text:span> <text:span text:style-name="T66">correspond à un </text:span>nombre décimal.</text:p>
      <text:p text:style-name="P33"/>
      <text:p text:style-name="Standard"><text:span text:style-name="T1">Ex :</text:span> <draw:frame draw:style-name="fr1" draw:name="Objet3" text:anchor-type="as-char" svg:y="-0.958cm" svg:width="7.728cm" svg:height="1.55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4"/>
      <text:list xml:id="list134506957964166" text:continue-numbering="true" text:style-name="tfNum_20_I_29_">
        <text:list-item>
          <text:p text:style-name="P81">Orthographe d’un nombre</text:p>
        </text:list-item>
      </text:list>
      <text:p text:style-name="P15"><text:span text:style-name="T57">En orthographe « moderne »</text:span> :</text:p>
      <text:list xml:id="list134506394460658" text:continue-list="list3969263130" text:style-name="tfPuce">
        <text:list-item>
          <text:p text:style-name="P76"><text:span text:style-name="T57">Dans un nombre entier, m</text:span>ettre des traits d’union entre tous les chiffres, <text:span text:style-name="T53">même quand on emploie </text:span><text:span text:style-name="T57">un </text:span><text:span text:style-name="T53">« et »</text:span> :</text:p>
        </text:list-item>
      </text:list>
      <text:p text:style-name="P65"><text:span text:style-name="T51">Cinq-cent-</text:span><text:span text:style-name="T13">trente-et-un ; le vingt-et-unième siècle</text:span></text:p>
      <text:list xml:id="list134505937048901" text:continue-numbering="true" text:style-name="tfPuce">
        <text:list-item>
          <text:p text:style-name="P76"><text:span text:style-name="T15">En revanche, </text:span><text:span text:style-name="T16">dans une fraction, </text:span><text:span text:style-name="T15">pas de </text:span><text:span text:style-name="T11">trait d’union entre le numérateur et le dénominateur :</text:span></text:p>
        </text:list-item>
      </text:list>
      <text:p text:style-name="P65"><text:span text:style-name="T11">On </text:span><text:span text:style-name="T13">distingue</text:span><text:span text:style-name="T11"> ainsi « trente-et-un tiers » </text:span><text:span text:style-name="T16">(31/3)</text:span><text:span text:style-name="T11"> de « trente et un tiers » </text:span><text:span text:style-name="T16">(30+1/3)</text:span></text:p>
      <text:list xml:id="list134507730641399" text:continue-numbering="true" text:style-name="tfPuce">
        <text:list-item>
          <text:p text:style-name="P76">Million et milliard s’accordent normalement :</text:p>
        </text:list-item>
      </text:list>
      <text:p text:style-name="P65"><text:span text:style-name="T51">Deux-millia</text:span><text:span text:style-name="T59">rd</text:span><text:span text:style-name="T6">s</text:span><text:span text:style-name="T51">-six-cent-mill</text:span><text:span text:style-name="T59">ion</text:span><text:span text:style-name="T6">s</text:span></text:p>
      <text:list xml:id="list134506967132257" text:continue-numbering="true" text:style-name="tfPuce">
        <text:list-item>
          <text:p text:style-name="P76">Mille est invariable (ne s’accorde jamais) :</text:p>
        </text:list-item>
      </text:list>
      <text:p text:style-name="P65">Dix-mille</text:p>
      <text:list xml:id="list134506000411605" text:continue-numbering="true" text:style-name="tfPuce">
        <text:list-item>
          <text:p text:style-name="P76">Vingt et cent s’accordent <text:span text:style-name="T14">sauf</text:span> s’ils sont <text:span text:style-name="T12">suivis d’un nombre</text:span> :</text:p>
        </text:list-item>
      </text:list>
      <text:p text:style-name="P65"><text:span text:style-name="T17">Q</text:span>uatre-vingt<text:span text:style-name="T4">s</text:span> ; quatre-vingt-deux; <text:span text:style-name="T41">d</text:span>eux-cent-vingt ; <text:span text:style-name="T65">deux-cent</text:span><text:span text:style-name="T5">s</text:span><text:span text:style-name="T65">-millions</text:span></text:p>
      <text:p text:style-name="P15"/>
      <text:p text:style-name="P5">Ex :</text:p>
      <text:p text:style-name="P54">5 021</text:p>
      <text:p text:style-name="P55">480 </text:p>
      <text:p text:style-name="P56"><text:span text:style-name="T52">48</text:span><text:span text:style-name="T19">5</text:span></text:p>
      <text:p text:style-name="P56"><text:span text:style-name="T19">1</text:span><text:span text:style-name="T20">5 </text:span><text:span text:style-name="T35">2</text:span><text:span text:style-name="T20">00</text:span></text:p>
      <text:p text:style-name="P56"><text:span text:style-name="T62">3 </text:span><text:span text:style-name="T52">700 3</text:span><text:span text:style-name="T31">80</text:span></text:p>
      <text:p text:style-name="P56"><text:span text:style-name="T31">31</text:span><text:span text:style-name="T19">/21</text:span></text:p>
      <text:p text:style-name="P57"><text:span text:style-name="T19">3</text:span><text:span text:style-name="T8">0 et 1/21</text:span></text:p>
      <text:list xml:id="list134506736999359" text:continue-list="list134506957964166" text:style-name="tfNum_20_I_29_">
        <text:list-item>
          <text:p text:style-name="P81">un nombre <text:span text:style-name="T72">–</text:span> <text:span text:style-name="T67">plusieurs écritures</text:span></text:p>
        </text:list-item>
      </text:list>
      <text:p text:style-name="P35"/>
      <text:p text:style-name="P35">Un même nombre peut s’écrire de plusieurs façon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8">Écriture en lettres</text:p>
          </table:table-cell>
          <table:table-cell table:style-name="Tableau2.A1" table:number-columns-spanned="2" office:value-type="string">
            <text:p text:style-name="Standard"/>
          </table:table-cell>
          <table:covered-table-cell/>
        </table:table-row>
        <table:table-row table:style-name="Tableau2.2">
          <table:table-cell table:style-name="Tableau2.A2" table:number-rows-spanned="2" office:value-type="string">
            <text:p text:style-name="P68">Écriture décimale</text:p>
          </table:table-cell>
          <table:table-cell table:style-name="Tableau2.B2" table:number-rows-spanned="2" office:value-type="string">
            <text:p text:style-name="Standard">75,29</text:p>
          </table:table-cell>
          <table:table-cell table:style-name="Tableau2.A1" office:value-type="string">
            <text:p text:style-name="Standard">Partie entière :</text:p>
          </table:table-cell>
        </table:table-row>
        <table:table-row table:style-name="Tableau2.2">
          <table:covered-table-cell/>
          <table:covered-table-cell/>
          <table:table-cell table:style-name="Tableau2.C3" office:value-type="string">
            <text:p text:style-name="Standard">Partie décimale :</text:p>
          </table:table-cell>
        </table:table-row>
        <table:table-row table:style-name="Tableau2.4">
          <table:table-cell table:style-name="Tableau2.A2" office:value-type="string">
            <text:p text:style-name="P68"><text:span text:style-name="T42">F</text:span>raction décimale</text:p>
          </table:table-cell>
          <table:table-cell table:style-name="Tableau2.A1" table:number-columns-spanned="2" office:value-type="string">
            <text:p text:style-name="Standard"/>
          </table:table-cell>
          <table:covered-table-cell/>
        </table:table-row>
        <table:table-row table:style-name="Tableau2.5">
          <table:table-cell table:style-name="Tableau2.A2" office:value-type="string">
            <text:p text:style-name="P68">Écriture décomposée</text:p>
          </table:table-cell>
          <table:table-cell table:style-name="Tableau2.A2" table:number-columns-spanned="2" office:value-type="string">
            <text:p text:style-name="Standard"/>
          </table:table-cell>
          <table:covered-table-cell/>
        </table:table-row>
      </table:table>
      <text:p text:style-name="Standard"/>
      <text:p text:style-name="Standard"/>
      <text:list xml:id="list134507677445445" text:continue-numbering="true" text:style-name="tfNum_20_I_29_">
        <text:list-item>
          <text:p text:style-name="P82">Abscisse d’un point</text:p>
        </text:list-item>
      </text:list>
      <text:p text:style-name="P36"/>
      <text:list xml:id="list134507911355069" text:continue-list="list134506358258015" text:style-name="tfNum_20_1_29_">
        <text:list-item text:start-value="1">
          <text:p text:style-name="tfTitre_20_1_29_">Demi-droite graduée</text:p>
        </text:list-item>
      </text:list>
      <text:p text:style-name="P7">Définition :</text:p>
      <text:p text:style-name="tfCours">On appelle demi-droite « graduée » une demi-droite <text:span text:style-name="T18">possédant</text:span> :</text:p>
      <text:list xml:id="list134506910466412" text:continue-list="list134506000411605" text:style-name="tfPuce">
        <text:list-item>
          <text:p text:style-name="P75">Une origine (il s’agit d’un point)</text:p>
        </text:list-item>
        <text:list-item>
          <text:p text:style-name="P75">Un sens (représenté par une flèche)</text:p>
        </text:list-item>
        <text:list-item>
          <text:p text:style-name="P75">Une unité de longueur (que l’on reporte régulièrement)</text:p>
        </text:list-item>
      </text:list>
      <text:p text:style-name="P36"/>
      <text:p text:style-name="P7">Ex :</text:p>
      <text:p text:style-name="P40"><text:span text:style-name="T69">Tracer une demi-droite graduée d’origine </text:span><text:span text:style-name="T43">O</text:span><text:span text:style-name="T69"> et d’unité </text:span><text:span text:style-name="T43">2 grands carreaux</text:span><text:span text:style-name="T69">.</text:span></text:p>
      <text:p text:style-name="P40"/>
      <text:p text:style-name="P40"/>
      <text:p text:style-name="P37"><draw:g text:anchor-type="as-char" draw:z-index="0" draw:name="Forme1" draw:style-name="gr1"><draw:line draw:style-name="gr2" draw:text-style-name="P84" svg:x1="0.001cm" svg:y1="0.151cm" svg:x2="16.042cm" svg:y2="0.151cm"><text:p/></draw:line><draw:line draw:style-name="gr3" draw:text-style-name="P84" svg:x1="0.001cm" svg:y1="0.001cm" svg:x2="0.001cm" svg:y2="0.301cm"><text:p/></draw:line><draw:line draw:style-name="gr3" draw:text-style-name="P84" svg:x1="1.001cm" svg:y1="0.001cm" svg:x2="1.001cm" svg:y2="0.301cm"><text:p/></draw:line><draw:line draw:style-name="gr3" draw:text-style-name="P84" svg:x1="2.001cm" svg:y1="0.001cm" svg:x2="2.001cm" svg:y2="0.301cm"><text:p/></draw:line><draw:line draw:style-name="gr3" draw:text-style-name="P84" svg:x1="3.001cm" svg:y1="0.001cm" svg:x2="3.001cm" svg:y2="0.301cm"><text:p/></draw:line><draw:line draw:style-name="gr3" draw:text-style-name="P84" svg:x1="4.001cm" svg:y1="0.001cm" svg:x2="4.001cm" svg:y2="0.301cm"><text:p/></draw:line><draw:line draw:style-name="gr3" draw:text-style-name="P84" svg:x1="5.001cm" svg:y1="0.001cm" svg:x2="5.001cm" svg:y2="0.301cm"><text:p/></draw:line><draw:line draw:style-name="gr3" draw:text-style-name="P84" svg:x1="6.001cm" svg:y1="0.001cm" svg:x2="6.001cm" svg:y2="0.301cm"><text:p/></draw:line><draw:line draw:style-name="gr3" draw:text-style-name="P84" svg:x1="7.001cm" svg:y1="0.001cm" svg:x2="7.001cm" svg:y2="0.301cm"><text:p/></draw:line><draw:line draw:style-name="gr3" draw:text-style-name="P84" svg:x1="8.001cm" svg:y1="0.001cm" svg:x2="8.001cm" svg:y2="0.301cm"><text:p/></draw:line><draw:line draw:style-name="gr3" draw:text-style-name="P84" svg:x1="9.001cm" svg:y1="0.001cm" svg:x2="9.001cm" svg:y2="0.301cm"><text:p/></draw:line><draw:line draw:style-name="gr3" draw:text-style-name="P84" svg:x1="10.001cm" svg:y1="0.001cm" svg:x2="10.001cm" svg:y2="0.301cm"><text:p/></draw:line><draw:line draw:style-name="gr3" draw:text-style-name="P84" svg:x1="11.001cm" svg:y1="0.001cm" svg:x2="11.001cm" svg:y2="0.301cm"><text:p/></draw:line><draw:line draw:style-name="gr3" draw:text-style-name="P84" svg:x1="12.001cm" svg:y1="0.001cm" svg:x2="12.001cm" svg:y2="0.301cm"><text:p/></draw:line><draw:line draw:style-name="gr3" draw:text-style-name="P84" svg:x1="13.001cm" svg:y1="0.001cm" svg:x2="13.001cm" svg:y2="0.301cm"><text:p/></draw:line><draw:line draw:style-name="gr3" draw:text-style-name="P84" svg:x1="14.001cm" svg:y1="0.001cm" svg:x2="14.001cm" svg:y2="0.301cm"><text:p/></draw:line><draw:line draw:style-name="gr3" draw:text-style-name="P84" svg:x1="15.001cm" svg:y1="0.001cm" svg:x2="15.001cm" svg:y2="0.301cm"><text:p/></draw:line></draw:g></text:p>
      <text:p text:style-name="P36"/>
      <text:p text:style-name="P36"/>
      <text:p text:style-name="P36"/>
      <text:list xml:id="list134507288309158" text:continue-list="list134507911355069" text:style-name="tfNum_20_1_29_">
        <text:list-item>
          <text:p text:style-name="tfTitre_20_1_29_">Abscisse d’un point</text:p>
        </text:list-item>
      </text:list>
      <text:p text:style-name="P8">Définition :</text:p>
      <text:p text:style-name="tfCours">Sur une demi-droite graduée :</text:p>
      <text:list xml:id="list134505949259460" text:continue-list="list134506910466412" text:style-name="tfPuce">
        <text:list-item>
          <text:p text:style-name="P75">À chaque point est associé un nombre appelé « abscisse » <text:span text:style-name="T71">permettant de préciser la position de ce point sur la demi-droite.</text:span></text:p>
        </text:list-item>
        <text:list-item>
          <text:p text:style-name="P75">À chaque nombre est associé un point.</text:p>
        </text:list-item>
      </text:list>
      <text:p text:style-name="P41"/>
      <text:p text:style-name="P8">Ex :</text:p>
      <text:p text:style-name="P74"><text:span text:style-name="T68">Placer ci-dessus les points :<text:tab/></text:span><text:span text:style-name="T81">I ;<text:tab/></text:span><text:span text:style-name="T68">L ;<text:tab/></text:span><text:span text:style-name="T43">C ;<text:tab/></text:span><text:span text:style-name="T68">E ;<text:tab/>M<text:tab/></text:span><text:span text:style-name="T70">et<text:tab/></text:span><text:span text:style-name="T68">H</text:span></text:p>
      <text:p text:style-name="P73"><text:span text:style-name="T68">d’abscisses respectives :<text:tab/></text:span><text:span text:style-name="T81">1 ;<text:tab/></text:span><text:span text:style-name="T68">7 ;<text:tab/>3 ;<text:tab/>5,</text:span><text:span text:style-name="T70">5 ;<text:tab/>0</text:span><text:span text:style-name="T68">,</text:span><text:span text:style-name="T74">5<text:tab/></text:span><text:span text:style-name="T68">et<text:tab/>4,3.</text:span></text:p>
      <text:p text:style-name="P42"/>
      <text:p text:style-name="P42"/>
      <text:list xml:id="list134506043759429" text:continue-list="list134507677445445" text:style-name="tfNum_20_I_29_">
        <text:list-item>
          <text:p text:style-name="P83">Comparer des nombres décimaux</text:p>
        </text:list-item>
      </text:list>
      <text:p text:style-name="P43"/>
      <text:p text:style-name="P9">Méthode :</text:p>
      <text:p text:style-name="P39"><text:span text:style-name="T73">Pour comparer des nombres </text:span><text:span text:style-name="T79">à partir de leur </text:span><text:span text:style-name="T73">écriture décimale :</text:span></text:p>
      <text:list xml:id="list134507784402344" text:continue-list="list134505949259460" text:style-name="tfPuce">
        <text:list-item>
          <text:p text:style-name="P72">On compare d’abord les parties entières.</text:p>
        </text:list-item>
        <text:list-item>
          <text:p text:style-name="P70"><text:span text:style-name="T73">Si elles sont identiques, on compare </text:span><text:span text:style-name="T44">l</text:span><text:span text:style-name="T73">es chiffres de la partie décimale en commençant par les dixièmes, puis les centièmes et ainsi de suite.</text:span></text:p>
        </text:list-item>
      </text:list>
      <text:p text:style-name="P39"/>
      <text:p text:style-name="P47">On peut également s’aider d’une droite graduée.</text:p>
      <text:p text:style-name="P47"/>
      <text:p text:style-name="P39"/>
      <text:p text:style-name="P9">Ex :</text:p>
      <text:p text:style-name="P39"><text:span text:style-name="T73">Comparer : 12,</text:span><text:span text:style-name="T45">1</text:span><text:span text:style-name="T73"> et 1</text:span><text:span text:style-name="T75">2,09</text:span></text:p>
      <text:p text:style-name="P44"/>
      <text:p text:style-name="P44"/>
      <text:p text:style-name="P44"/>
      <text:p text:style-name="P45">Comparer : 3,85 et <draw:frame draw:style-name="fr1" draw:name="Objet5" text:anchor-type="as-char" svg:y="-0.958cm" svg:width="1.732cm" svg:height="1.55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45"/>
      <text:p text:style-name="P45"/>
      <text:p text:style-name="P45"/>
      <text:p text:style-name="P46">Ranger par ordre croissant : 56,02 ; 56,147 ; 56,714 ; 56,4 ; 57,09 ; 56,14</text:p>
      <text:p text:style-name="P46"/>
      <text:list xml:id="list134506041940030" text:continue-list="list134506043759429" text:style-name="tfNum_20_I_29_">
        <text:list-item>
          <text:p text:style-name="P79">Valeurs approchées</text:p>
        </text:list-item>
      </text:list>
      <text:p text:style-name="P48"/>
      <text:p text:style-name="P10">Définition :</text:p>
      <text:p text:style-name="tfCours"><text:span text:style-name="T76">Encadrer un nombre revient à </text:span><text:span text:style-name="T46">propos</text:span><text:span text:style-name="T76">er deux nombres plus simples mais proches : l’un inférieur et l’autre supérieur au nombre initial.</text:span></text:p>
      <text:p text:style-name="tfCours">Ces deux nombres sont respectivement appelés « <text:span text:style-name="T1">valeur approchée par défaut</text:span> » et « <text:span text:style-name="T1">valeur approchée par excès</text:span> » <text:span text:style-name="T79">du nombre de départ.</text:span></text:p>
      <text:p text:style-name="P48"/>
      <text:p text:style-name="P48"/>
      <text:p text:style-name="P10">Ex :</text:p>
      <text:p text:style-name="P48">Encadrer 6361,25 par deux entiers consécutifs.</text:p>
      <text:p text:style-name="P49">&lt; 6361,25 &lt;</text:p>
      <text:p text:style-name="P50"/>
      <text:p text:style-name="P50"/>
      <text:p text:style-name="P50"/>
      <text:p text:style-name="P48">Encadrer au dixième (le mieux possible) le nombre 45,852</text:p>
      <text:p text:style-name="P49">&lt; 45,852 &lt;</text:p>
      <text:p text:style-name="P50"/>
      <text:p text:style-name="P50"/>
      <text:p text:style-name="P50"/>
      <text:p text:style-name="P51"><text:span text:style-name="T1">Remarque : </text:span>L’encadrement <text:span text:style-name="T77">10 </text:span>&lt; 45,852 &lt; <text:span text:style-name="T77">250 n’est pas faux mais ne présente aucun intérêt !</text:span></text:p>
      <text:p text:style-name="P51"/>
      <text:p text:style-name="P11">Ex :</text:p>
      <text:p text:style-name="P53">Compléter le tableau ci-dessous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984491179504">
          <table:table-cell table:style-name="Tableau3.A1" office:value-type="string">
            <text:p text:style-name="P61">29,1595784</text:p>
          </table:table-cell>
          <table:table-cell table:style-name="Tableau3.A1" office:value-type="string">
            <text:p text:style-name="P62">Valeur approchée par défaut</text:p>
          </table:table-cell>
          <table:table-cell table:style-name="Tableau3.C1" office:value-type="string">
            <text:p text:style-name="P62">Valeur approchée par excès</text:p>
          </table:table-cell>
        </table:table-row>
        <table:table-row table:style-name="TableLine93984491187680">
          <table:table-cell table:style-name="Tableau3.A2" office:value-type="string">
            <text:p text:style-name="P61">à l’unité :</text:p>
          </table:table-cell>
          <table:table-cell table:style-name="Tableau3.A2" office:value-type="string">
            <text:p text:style-name="P63"/>
          </table:table-cell>
          <table:table-cell table:style-name="Tableau3.C2" office:value-type="string">
            <text:p text:style-name="P63"/>
          </table:table-cell>
        </table:table-row>
        <table:table-row table:style-name="TableLine93984491189344">
          <table:table-cell table:style-name="Tableau3.A2" office:value-type="string">
            <text:p text:style-name="P64"><text:span text:style-name="T47">a</text:span><text:span text:style-name="T78">u dixième :</text:span></text:p>
          </table:table-cell>
          <table:table-cell table:style-name="Tableau3.A2" office:value-type="string">
            <text:p text:style-name="P63"/>
          </table:table-cell>
          <table:table-cell table:style-name="Tableau3.C2" office:value-type="string">
            <text:p text:style-name="P63"/>
          </table:table-cell>
        </table:table-row>
        <table:table-row table:style-name="TableLine93984491190160">
          <table:table-cell table:style-name="Tableau3.A2" office:value-type="string">
            <text:p text:style-name="P64"><text:span text:style-name="T47">a</text:span><text:span text:style-name="T78">u </text:span><text:span text:style-name="T47">centième :</text:span></text:p>
          </table:table-cell>
          <table:table-cell table:style-name="Tableau3.A2" office:value-type="string">
            <text:p text:style-name="P63"/>
          </table:table-cell>
          <table:table-cell table:style-name="Tableau3.C2" office:value-type="string">
            <text:p text:style-name="P63"/>
          </table:table-cell>
        </table:table-row>
        <table:table-row table:style-name="TableLine93984491191024">
          <table:table-cell table:style-name="Tableau3.A2" office:value-type="string">
            <text:p text:style-name="P64"><text:span text:style-name="T47">a</text:span><text:span text:style-name="T78">u millième :</text:span></text:p>
          </table:table-cell>
          <table:table-cell table:style-name="Tableau3.A2" office:value-type="string">
            <text:p text:style-name="P63"/>
          </table:table-cell>
          <table:table-cell table:style-name="Tableau3.C2" office:value-type="string">
            <text:p text:style-name="P63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Times New Roman3" svg:font-family="'Times New Roman'" style:font-adornments="Normal" style:font-family-generic="roman"/>
    <style:font-face style:name="Arial2" svg:font-family="Arial" style:font-adornments="Gras Italique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5H46M47S</meta:editing-duration>
    <meta:editing-cycles>104</meta:editing-cycles>
    <meta:generator>LibreOffice/7.1.6.2$Linux_X86_64 LibreOffice_project/10$Build-2</meta:generator>
    <meta:initial-creator>Véronique et Thibaud FONTANET</meta:initial-creator>
    <dc:date>2021-09-29T13:45:05.356932046</dc:date>
    <meta:print-date>2015-03-21T18:42:51.093000000</meta:print-date>
    <meta:document-statistic meta:table-count="3" meta:image-count="0" meta:object-count="5" meta:page-count="10" meta:paragraph-count="152" meta:word-count="913" meta:character-count="4982" meta:non-whitespace-character-count="41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text>B</mtext>
      <mo stretchy="false">=</mo>
      <mn>0,0014</mn>
      <mo stretchy="false">=</mo>
      <mtext/>
    </mrow>
    <annotation encoding="StarMath 5.0">{"B"}={{0,0014}={""}}%%&lt;cmathArbre&gt;«=­«""­B»­«=­0.0014­«""­»»»&lt;/cmathArbre&gt;&lt;cmathFormule&gt;"B"=0.0014=""&lt;/cmathFormule&gt;</annotation>
  </semantics>
</math>
</file>

<file path=Object 2/content.xml><?xml version="1.0" encoding="utf-8"?>
<math xmlns="http://www.w3.org/1998/Math/MathML" display="block">
  <semantics>
    <mfrac>
      <mn>1,4</mn>
      <mn>1000</mn>
    </mfrac>
    <annotation encoding="StarMath 5.0">{alignc {1,4}over{1000}}%%&lt;cmathArbre&gt;«/­1.4­1000»&lt;/cmathArbre&gt;&lt;cmathFormule&gt;1.4/1000&lt;/cmathFormule&gt;</annotation>
  </semantics>
</math>
</file>

<file path=Object 3/content.xml><?xml version="1.0" encoding="utf-8"?>
<math xmlns="http://www.w3.org/1998/Math/MathML" display="block">
  <semantics>
    <mrow>
      <mtext>A</mtext>
      <mo stretchy="false">=</mo>
      <mn>6,4</mn>
      <mo stretchy="false">=</mo>
      <mfrac>
        <mn>64</mn>
        <mn>10</mn>
      </mfrac>
      <mo stretchy="false">=</mo>
      <mfrac>
        <mtext/>
        <mn>100</mn>
      </mfrac>
      <mo stretchy="false">=</mo>
      <mfrac>
        <mtext/>
        <mn>1000</mn>
      </mfrac>
    </mrow>
    <annotation encoding="StarMath 5.0">{"A"}={{6,4}={{{alignc {64}over{10}}}={{{alignc {""}over{100}}}={{alignc {""}over{1000}}}}}}%%&lt;cmathArbre&gt;«=­«""­A»­«=­6.4­«=­«/­64­10»­«=­«/­«""­»­100»­«/­«""­»­1000»»»»»&lt;/cmathArbre&gt;&lt;cmathFormule&gt;"A"=6.4=64/10=""/100=""/1000&lt;/cmathFormule&gt;</annotation>
  </semantics>
</math>
</file>

<file path=Object 4/content.xml><?xml version="1.0" encoding="utf-8"?>
<math xmlns="http://www.w3.org/1998/Math/MathML" display="block">
  <semantics>
    <mrow>
      <mtext>A</mtext>
      <mo stretchy="false">=</mo>
      <mn>56,457</mn>
      <mo stretchy="false">=</mo>
      <mfrac>
        <mn>56457</mn>
        <mn>1000</mn>
      </mfrac>
      <mo stretchy="false">=</mo>
      <mfrac>
        <mtext/>
        <mn>10000</mn>
      </mfrac>
    </mrow>
    <annotation encoding="StarMath 5.0">{"A"}={{56,457}={{{alignc {56457}over{1000}}}={{alignc {""}over{10000}}}}}%%&lt;cmathArbre&gt;«=­«""­A»­«=­56.457­«=­«/­56457­1000»­«/­«""­»­10000»»»»&lt;/cmathArbre&gt;&lt;cmathFormule&gt;"A"=56.457=56457/1000=""/10000&lt;/cmathFormule&gt;</annotation>
  </semantics>
</math>
</file>

<file path=Object 5/content.xml><?xml version="1.0" encoding="utf-8"?>
<math xmlns="http://www.w3.org/1998/Math/MathML" display="block">
  <semantics>
    <mfrac>
      <mn>3850</mn>
      <mn>1000</mn>
    </mfrac>
    <annotation encoding="StarMath 5.0">{alignc {3850}over{1000}}%%&lt;cmathArbre&gt;«/­3850­1000»&lt;/cmathArbre&gt;&lt;cmathFormule&gt;3850/1000&lt;/cmathFormule&gt;</annotation>
  </semantics>
</math>
</file>